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21cm" svg:stroke-color="#457b9d" draw:stroke-linejoin="round" svg:stroke-linecap="butt" draw:fill="none" fo:padding-top="0.01cm" fo:padding-bottom="0.01cm" fo:padding-left="0.01cm" fo:padding-right="0.01cm" loext:decorative="false"/>
    </style:style>
    <style:style style:name="gr3" style:family="graphic" style:parent-style-name="standard">
      <style:graphic-properties draw:stroke="solid" svg:stroke-width="0.021cm" svg:stroke-color="#995d81" draw:stroke-linejoin="round" svg:stroke-linecap="butt" draw:fill="none" fo:padding-top="0.01cm" fo:padding-bottom="0.01cm" fo:padding-left="0.01cm" fo:padding-right="0.01cm" loext:decorative="false"/>
    </style:style>
    <style:style style:name="gr4" style:family="graphic" style:parent-style-name="standard">
      <style:graphic-properties draw:stroke="solid" svg:stroke-width="0.021cm" svg:stroke-color="#018530" draw:stroke-linejoin="round" svg:stroke-linecap="butt" draw:fill="none" fo:padding-top="0.01cm" fo:padding-bottom="0.01cm" fo:padding-left="0.01cm" fo:padding-right="0.01cm" loext:decorative="false"/>
    </style:style>
    <style:style style:name="gr5" style:family="graphic" style:parent-style-name="standard">
      <style:graphic-properties draw:stroke="solid" svg:stroke-width="0.018cm" svg:stroke-color="#457b9d" draw:stroke-linejoin="round" svg:stroke-linecap="round" draw:fill="solid" draw:fill-color="#457b9d" fo:padding-top="0.009cm" fo:padding-bottom="0.009cm" fo:padding-left="0.009cm" fo:padding-right="0.009cm" loext:decorative="false"/>
    </style:style>
    <style:style style:name="gr6" style:family="graphic" style:parent-style-name="standard">
      <style:graphic-properties draw:stroke="solid" svg:stroke-width="0.018cm" svg:stroke-color="#995d81" draw:stroke-linejoin="round" svg:stroke-linecap="round" draw:fill="solid" draw:fill-color="#995d81" fo:padding-top="0.009cm" fo:padding-bottom="0.009cm" fo:padding-left="0.009cm" fo:padding-right="0.009cm" loext:decorative="false"/>
    </style:style>
    <style:style style:name="gr7" style:family="graphic" style:parent-style-name="standard">
      <style:graphic-properties draw:stroke="solid" svg:stroke-width="0.018cm" svg:stroke-color="#018530" draw:stroke-linejoin="round" svg:stroke-linecap="round" draw:fill="solid" draw:fill-color="#018530" fo:padding-top="0.009cm" fo:padding-bottom="0.009cm" fo:padding-left="0.009cm" fo:padding-right="0.009cm" loext:decorative="false"/>
    </style:style>
    <style:style style:name="gr8" style:family="graphic" style:parent-style-name="standard">
      <style:graphic-properties draw:stroke="none" draw:fill="solid" draw:fill-color="#457b9d" draw:opacity="30%" loext:decorative="false"/>
    </style:style>
    <style:style style:name="gr9" style:family="graphic" style:parent-style-name="standard">
      <style:graphic-properties draw:stroke="dash" draw:stroke-dash="stroke-dash197" svg:stroke-width="0.029cm" svg:stroke-color="#457b9d" draw:stroke-linejoin="round" svg:stroke-linecap="butt" draw:fill="none" fo:padding-top="0.014cm" fo:padding-bottom="0.014cm" fo:padding-left="0.014cm" fo:padding-right="0.014cm" loext:decorative="false"/>
    </style:style>
    <style:style style:name="gr10" style:family="graphic" style:parent-style-name="standard">
      <style:graphic-properties draw:stroke="none" draw:fill="solid" draw:fill-color="#995d81" draw:opacity="30%" loext:decorative="false"/>
    </style:style>
    <style:style style:name="gr11" style:family="graphic" style:parent-style-name="standard">
      <style:graphic-properties draw:stroke="dash" draw:stroke-dash="stroke-dash197" svg:stroke-width="0.029cm" svg:stroke-color="#995d81" draw:stroke-linejoin="round" svg:stroke-linecap="butt" draw:fill="none" fo:padding-top="0.014cm" fo:padding-bottom="0.014cm" fo:padding-left="0.014cm" fo:padding-right="0.014cm" loext:decorative="false"/>
    </style:style>
    <style:style style:name="gr12" style:family="graphic" style:parent-style-name="standard">
      <style:graphic-properties draw:stroke="none" draw:fill="solid" draw:fill-color="#018530" draw:opacity="30%" loext:decorative="false"/>
    </style:style>
    <style:style style:name="gr13" style:family="graphic" style:parent-style-name="standard">
      <style:graphic-properties draw:stroke="dash" draw:stroke-dash="stroke-dash197" svg:stroke-width="0.029cm" svg:stroke-color="#018530" draw:stroke-linejoin="round" svg:stroke-linecap="butt" draw:fill="none" fo:padding-top="0.014cm" fo:padding-bottom="0.014cm" fo:padding-left="0.014cm" fo:padding-right="0.014cm" loext:decorative="false"/>
    </style:style>
    <style:style style:name="gr14" style:family="graphic" style:parent-style-name="standard">
      <style:graphic-properties draw:stroke="solid" svg:stroke-width="0.036cm" svg:stroke-color="#457b9d" draw:stroke-linejoin="round" svg:stroke-linecap="butt" draw:fill="none" fo:padding-top="0.018cm" fo:padding-bottom="0.018cm" fo:padding-left="0.018cm" fo:padding-right="0.018cm" loext:decorative="false"/>
    </style:style>
    <style:style style:name="gr15" style:family="graphic" style:parent-style-name="standard">
      <style:graphic-properties draw:stroke="solid" svg:stroke-width="0.036cm" svg:stroke-color="#995d81" draw:stroke-linejoin="round" svg:stroke-linecap="butt" draw:fill="none" fo:padding-top="0.018cm" fo:padding-bottom="0.018cm" fo:padding-left="0.018cm" fo:padding-right="0.018cm" loext:decorative="false"/>
    </style:style>
    <style:style style:name="gr16" style:family="graphic" style:parent-style-name="standard">
      <style:graphic-properties draw:stroke="solid" svg:stroke-width="0.036cm" svg:stroke-color="#018530" draw:stroke-linejoin="round" svg:stroke-linecap="butt" draw:fill="none" fo:padding-top="0.018cm" fo:padding-bottom="0.018cm" fo:padding-left="0.018cm" fo:padding-right="0.018cm" loext:decorative="false"/>
    </style:style>
    <style:style style:name="gr17" style:family="graphic" style:parent-style-name="standard">
      <style:graphic-properties draw:stroke="none" draw:fill="none" draw:textarea-horizontal-align="left" draw:textarea-vertical-align="top" draw:auto-grow-height="true" draw:auto-grow-width="true" fo:min-height="0.271cm" fo:min-width="0.271cm" fo:padding-top="0cm" fo:padding-bottom="0cm" fo:padding-left="0cm" fo:padding-right="0cm" loext:decorative="false"/>
      <style:paragraph-properties style:writing-mode="lr-tb"/>
    </style:style>
    <style:style style:name="gr18" style:family="graphic" style:parent-style-name="standard">
      <style:graphic-properties draw:stroke="none" draw:fill="solid" draw:fill-color="#ffffff" draw:opacity="60%" loext:decorative="false"/>
    </style:style>
    <style:style style:name="gr19" style:family="graphic" style:parent-style-name="standard">
      <style:graphic-properties draw:stroke="solid" svg:stroke-width="0.023cm" svg:stroke-color="#000000" draw:stroke-linejoin="round" svg:stroke-linecap="round" draw:fill="solid" draw:fill-color="#6867ac" fo:padding-top="0.011cm" fo:padding-bottom="0.011cm" fo:padding-left="0.011cm" fo:padding-right="0.011cm" loext:decorative="false"/>
    </style:style>
    <style:style style:name="gr20" style:family="graphic" style:parent-style-name="standard">
      <style:graphic-properties draw:stroke="solid" svg:stroke-width="0.023cm" svg:stroke-color="#000000" draw:stroke-linejoin="round" svg:stroke-linecap="round" draw:fill="solid" draw:fill-color="#f69320" fo:padding-top="0.011cm" fo:padding-bottom="0.011cm" fo:padding-left="0.011cm" fo:padding-right="0.011cm" loext:decorative="false"/>
    </style:style>
    <style:style style:name="gr21" style:family="graphic" style:parent-style-name="standard">
      <style:graphic-properties draw:stroke="none" draw:fill="none" draw:textarea-horizontal-align="left" draw:textarea-vertical-align="top" draw:auto-grow-height="true" draw:auto-grow-width="true" fo:min-height="0.19cm" fo:min-width="0.19cm" fo:padding-top="0cm" fo:padding-bottom="0cm" fo:padding-left="0cm" fo:padding-right="0cm" loext:decorative="false"/>
      <style:paragraph-properties style:writing-mode="lr-tb"/>
    </style:style>
    <style:style style:name="gr22" style:family="graphic" style:parent-style-name="standard">
      <style:graphic-properties draw:stroke="solid" svg:stroke-width="0.023cm" svg:stroke-color="#000000" draw:stroke-linejoin="round" svg:stroke-linecap="round" draw:fill="solid" draw:fill-color="#bf1d1e" fo:padding-top="0.011cm" fo:padding-bottom="0.011cm" fo:padding-left="0.011cm" fo:padding-right="0.011cm" loext:decorative="false"/>
    </style:style>
    <style:style style:name="gr23" style:family="graphic" style:parent-style-name="standard">
      <style:graphic-properties draw:stroke="solid" svg:stroke-width="0.036cm" svg:stroke-color="#000000" draw:stroke-linejoin="round" svg:stroke-linecap="butt" draw:fill="none" fo:padding-top="0.018cm" fo:padding-bottom="0.018cm" fo:padding-left="0.018cm" fo:padding-right="0.018cm" loext:decorative="false"/>
    </style:style>
    <style:style style:name="gr24" style:family="graphic" style:parent-style-name="standard">
      <style:graphic-properties draw:stroke="none" draw:fill="none" draw:textarea-horizontal-align="left" draw:textarea-vertical-align="top" draw:auto-grow-height="true" draw:auto-grow-width="true" fo:min-height="0.242cm" fo:min-width="0.242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64cm" fo:min-width="0.264cm" fo:padding-top="0cm" fo:padding-bottom="0cm" fo:padding-left="0cm" fo:padding-right="0cm" loext:decorative="false"/>
      <style:paragraph-properties style:writing-mode="lr-tb"/>
    </style:style>
    <style:style style:name="gr26" style:family="graphic" style:parent-style-name="standard">
      <style:graphic-properties draw:stroke="solid" svg:stroke-width="0.036cm" svg:stroke-color="#333333" draw:stroke-linejoin="round" svg:stroke-linecap="butt" draw:fill="none" fo:padding-top="0.018cm" fo:padding-bottom="0.018cm" fo:padding-left="0.018cm" fo:padding-right="0.018cm" loext:decorative="false"/>
    </style:style>
    <style:style style:name="gr27"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loext:decorative="false"/>
      <style:paragraph-properties style:writing-mode="lr-tb"/>
    </style:style>
    <style:style style:name="gr28" style:family="graphic" style:parent-style-name="standard">
      <style:graphic-properties draw:stroke="solid" svg:stroke-width="0.027cm" svg:stroke-color="#457b9d" draw:stroke-linejoin="round" svg:stroke-linecap="butt" draw:fill="none" fo:padding-top="0.013cm" fo:padding-bottom="0.013cm" fo:padding-left="0.013cm" fo:padding-right="0.013cm" loext:decorative="false"/>
    </style:style>
    <style:style style:name="gr29" style:family="graphic" style:parent-style-name="standard">
      <style:graphic-properties draw:stroke="solid" svg:stroke-width="0.027cm" svg:stroke-color="#457b9d" draw:stroke-linejoin="round" svg:stroke-linecap="round" draw:fill="solid" draw:fill-color="#457b9d" fo:padding-top="0.013cm" fo:padding-bottom="0.013cm" fo:padding-left="0.013cm" fo:padding-right="0.013cm" loext:decorative="false"/>
    </style:style>
    <style:style style:name="gr30" style:family="graphic" style:parent-style-name="standard">
      <style:graphic-properties draw:stroke="dash" draw:stroke-dash="stroke-dash46" svg:stroke-width="0.027cm" svg:stroke-color="#457b9d" draw:stroke-linejoin="miter" svg:stroke-linecap="butt" draw:fill="none" fo:padding-top="0.013cm" fo:padding-bottom="0.013cm" fo:padding-left="0.013cm" fo:padding-right="0.013cm" loext:decorative="false"/>
    </style:style>
    <style:style style:name="gr31" style:family="graphic" style:parent-style-name="standard">
      <style:graphic-properties draw:stroke="solid" svg:stroke-width="0.027cm" svg:stroke-color="#995d81" draw:stroke-linejoin="round" svg:stroke-linecap="butt" draw:fill="none" fo:padding-top="0.013cm" fo:padding-bottom="0.013cm" fo:padding-left="0.013cm" fo:padding-right="0.013cm" loext:decorative="false"/>
    </style:style>
    <style:style style:name="gr32" style:family="graphic" style:parent-style-name="standard">
      <style:graphic-properties draw:stroke="solid" svg:stroke-width="0.027cm" svg:stroke-color="#995d81" draw:stroke-linejoin="round" svg:stroke-linecap="round" draw:fill="solid" draw:fill-color="#995d81" fo:padding-top="0.013cm" fo:padding-bottom="0.013cm" fo:padding-left="0.013cm" fo:padding-right="0.013cm" loext:decorative="false"/>
    </style:style>
    <style:style style:name="gr33" style:family="graphic" style:parent-style-name="standard">
      <style:graphic-properties draw:stroke="dash" draw:stroke-dash="stroke-dash46" svg:stroke-width="0.027cm" svg:stroke-color="#995d81" draw:stroke-linejoin="miter" svg:stroke-linecap="butt" draw:fill="none" fo:padding-top="0.013cm" fo:padding-bottom="0.013cm" fo:padding-left="0.013cm" fo:padding-right="0.013cm" loext:decorative="false"/>
    </style:style>
    <style:style style:name="gr34" style:family="graphic" style:parent-style-name="standard">
      <style:graphic-properties draw:stroke="solid" svg:stroke-width="0.027cm" svg:stroke-color="#018530" draw:stroke-linejoin="round" svg:stroke-linecap="butt" draw:fill="none" fo:padding-top="0.013cm" fo:padding-bottom="0.013cm" fo:padding-left="0.013cm" fo:padding-right="0.013cm" loext:decorative="false"/>
    </style:style>
    <style:style style:name="gr35" style:family="graphic" style:parent-style-name="standard">
      <style:graphic-properties draw:stroke="solid" svg:stroke-width="0.027cm" svg:stroke-color="#018530" draw:stroke-linejoin="round" svg:stroke-linecap="round" draw:fill="solid" draw:fill-color="#018530" fo:padding-top="0.013cm" fo:padding-bottom="0.013cm" fo:padding-left="0.013cm" fo:padding-right="0.013cm" loext:decorative="false"/>
    </style:style>
    <style:style style:name="gr36" style:family="graphic" style:parent-style-name="standard">
      <style:graphic-properties draw:stroke="dash" draw:stroke-dash="stroke-dash46" svg:stroke-width="0.027cm" svg:stroke-color="#018530" draw:stroke-linejoin="miter" svg:stroke-linecap="butt" draw:fill="none" fo:padding-top="0.013cm" fo:padding-bottom="0.013cm" fo:padding-left="0.013cm" fo:padding-right="0.013cm"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457b9d"/>
    </style:style>
    <style:style style:name="P4" style:family="paragraph">
      <loext:graphic-properties draw:fill="solid" draw:fill-color="#995d81"/>
    </style:style>
    <style:style style:name="P5" style:family="paragraph">
      <loext:graphic-properties draw:fill="solid" draw:fill-color="#018530"/>
    </style:style>
    <style:style style:name="P6" style:family="paragraph">
      <loext:graphic-properties draw:fill="solid" draw:fill-color="#457b9d" draw:opacity="30%"/>
    </style:style>
    <style:style style:name="P7" style:family="paragraph">
      <loext:graphic-properties draw:fill="solid" draw:fill-color="#995d81" draw:opacity="30%"/>
    </style:style>
    <style:style style:name="P8" style:family="paragraph">
      <loext:graphic-properties draw:fill="solid" draw:fill-color="#018530" draw:opacity="30%"/>
    </style:style>
    <style:style style:name="P9" style:family="paragraph">
      <style:paragraph-properties fo:text-align="start" style:writing-mode="lr-tb"/>
    </style:style>
    <style:style style:name="P10" style:family="paragraph">
      <loext:graphic-properties draw:fill="none"/>
      <style:text-properties fo:font-size="7.69999980926514pt" style:font-size-asian="7.69999980926514pt" style:font-size-complex="7.69999980926514pt"/>
    </style:style>
    <style:style style:name="P11" style:family="paragraph">
      <loext:graphic-properties draw:fill="solid" draw:fill-color="#ffffff" draw:opacity="60%"/>
    </style:style>
    <style:style style:name="P12" style:family="paragraph">
      <loext:graphic-properties draw:fill="solid" draw:fill-color="#6867ac"/>
    </style:style>
    <style:style style:name="P13" style:family="paragraph">
      <loext:graphic-properties draw:fill="solid" draw:fill-color="#f69320"/>
    </style:style>
    <style:style style:name="P14" style:family="paragraph">
      <loext:graphic-properties draw:fill="none"/>
      <style:text-properties fo:font-size="5.40000009536743pt" style:font-size-asian="5.40000009536743pt" style:font-size-complex="5.40000009536743pt"/>
    </style:style>
    <style:style style:name="P15" style:family="paragraph">
      <loext:graphic-properties draw:fill="solid" draw:fill-color="#bf1d1e"/>
    </style:style>
    <style:style style:name="P16" style:family="paragraph">
      <loext:graphic-properties draw:fill="none"/>
      <style:text-properties fo:font-size="6.90000009536743pt" style:font-size-asian="6.90000009536743pt" style:font-size-complex="6.90000009536743pt"/>
    </style:style>
    <style:style style:name="P17" style:family="paragraph">
      <loext:graphic-properties draw:fill="none"/>
      <style:text-properties fo:font-size="7.5pt" style:font-size-asian="7.5pt" style:font-size-complex="7.5pt"/>
    </style:style>
    <style:style style:name="P18" style:family="paragraph">
      <loext:graphic-properties draw:fill="none"/>
      <style:text-properties fo:font-size="9pt" style:font-size-asian="9pt" style:font-size-complex="9pt"/>
    </style:style>
    <style:style style:name="P19" style:family="paragraph">
      <loext:graphic-properties draw:fill="none"/>
      <style:paragraph-properties fo:text-align="start"/>
      <style:text-properties fo:font-size="9pt" style:font-size-asian="9pt" style:font-size-complex="9pt"/>
    </style:style>
    <style:style style:name="T1" style:family="text">
      <style:text-properties fo:color="#000000" loext:opacity="100%" style:font-name="Arial" fo:font-size="7.69999980926514pt" fo:font-weight="normal" style:font-name-asian="Arial" style:font-size-asian="7.69999980926514pt" style:font-weight-asian="normal" style:font-name-complex="Arial" style:font-size-complex="7.69999980926514pt" style:font-weight-complex="normal"/>
    </style:style>
    <style:style style:name="T2" style:family="text">
      <style:text-properties fo:color="#000000" loext:opacity="100%" style:font-name="Arial" fo:font-size="5.40000009536743pt" fo:font-weight="normal" style:font-name-asian="Arial" style:font-size-asian="5.40000009536743pt" style:font-weight-asian="normal" style:font-name-complex="Arial" style:font-size-complex="5.40000009536743pt" style:font-weight-complex="normal"/>
    </style:style>
    <style:style style:name="T3" style:family="text">
      <style:text-properties fo:color="#f69320" loext:opacity="100%" style:font-name="Arial" fo:font-size="6.90000009536743pt" fo:font-weight="normal" style:font-name-asian="Arial" style:font-size-asian="6.90000009536743pt" style:font-weight-asian="normal" style:font-name-complex="Arial" style:font-size-complex="6.90000009536743pt" style:font-weight-complex="normal"/>
    </style:style>
    <style:style style:name="T4" style:family="text">
      <style:text-properties fo:color="#bf1d1e" loext:opacity="100%" style:font-name="Arial" fo:font-size="6.90000009536743pt" fo:font-weight="normal" style:font-name-asian="Arial" style:font-size-asian="6.90000009536743pt" style:font-weight-asian="normal" style:font-name-complex="Arial" style:font-size-complex="6.90000009536743pt" style:font-weight-complex="normal"/>
    </style:style>
    <style:style style:name="T5" style:family="text">
      <style:text-properties fo:color="#000000" loext:opacity="100%" style:font-name="Arial" fo:font-size="7.5pt" fo:font-weight="normal" style:font-name-asian="Arial" style:font-size-asian="7.5pt" style:font-weight-asian="normal" style:font-name-complex="Arial" style:font-size-complex="7.5pt" style:font-weight-complex="normal"/>
    </style:style>
    <style:style style:name="T6" style:family="text">
      <style:text-properties fo:color="#000000" loext:opacity="100%" style:font-name="Arial" fo:font-size="9pt" fo:font-weight="normal" style:font-name-asian="Arial" style:font-size-asian="9pt" style:font-weight-asian="normal" style:font-name-complex="Arial" style:font-size-complex="9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olygon draw:style-name="gr1" draw:text-style-name="P1" draw:layer="layout" svg:width="8.813cm" svg:height="5.032cm" svg:x="2.379cm" svg:y="0.4cm" svg:viewBox="0 0 8814 5033" draw:points="0,0 8814,0 8814,5033 0,5033">
          <text:p/>
        </draw:polygon>
        <draw:line draw:style-name="gr2" draw:text-style-name="P2" draw:layer="layout" svg:x1="2.648cm" svg:y1="3.688cm" svg:x2="2.648cm" svg:y2="1.719cm">
          <text:p/>
        </draw:line>
        <draw:line draw:style-name="gr2" draw:text-style-name="P2" draw:layer="layout" svg:x1="2.971cm" svg:y1="3.477cm" svg:x2="2.971cm" svg:y2="1.449cm">
          <text:p/>
        </draw:line>
        <draw:line draw:style-name="gr2" draw:text-style-name="P2" draw:layer="layout" svg:x1="3.294cm" svg:y1="3.364cm" svg:x2="3.294cm" svg:y2="1.348cm">
          <text:p/>
        </draw:line>
        <draw:line draw:style-name="gr2" draw:text-style-name="P2" draw:layer="layout" svg:x1="3.617cm" svg:y1="4.02cm" svg:x2="3.617cm" svg:y2="1.714cm">
          <text:p/>
        </draw:line>
        <draw:line draw:style-name="gr2" draw:text-style-name="P2" draw:layer="layout" svg:x1="3.939cm" svg:y1="4.341cm" svg:x2="3.939cm" svg:y2="2.02cm">
          <text:p/>
        </draw:line>
        <draw:line draw:style-name="gr2" draw:text-style-name="P2" draw:layer="layout" svg:x1="4.261cm" svg:y1="4.653cm" svg:x2="4.261cm" svg:y2="1.97cm">
          <text:p/>
        </draw:line>
        <draw:line draw:style-name="gr2" draw:text-style-name="P2" draw:layer="layout" svg:x1="5.552cm" svg:y1="4.986cm" svg:x2="5.552cm" svg:y2="3.397cm">
          <text:p/>
        </draw:line>
        <draw:line draw:style-name="gr2" draw:text-style-name="P2" draw:layer="layout" svg:x1="6.844cm" svg:y1="5.195cm" svg:x2="6.844cm" svg:y2="3.859cm">
          <text:p/>
        </draw:line>
        <draw:line draw:style-name="gr2" draw:text-style-name="P2" draw:layer="layout" svg:x1="7.166cm" svg:y1="5.456cm" svg:x2="7.166cm" svg:y2="3.175cm">
          <text:p/>
        </draw:line>
        <draw:line draw:style-name="gr2" draw:text-style-name="P2" draw:layer="layout" svg:x1="7.489cm" svg:y1="5.582cm" svg:x2="7.489cm" svg:y2="2.916cm">
          <text:p/>
        </draw:line>
        <draw:line draw:style-name="gr2" draw:text-style-name="P2" draw:layer="layout" svg:x1="7.812cm" svg:y1="5.54cm" svg:x2="7.812cm" svg:y2="3.221cm">
          <text:p/>
        </draw:line>
        <draw:line draw:style-name="gr2" draw:text-style-name="P2" draw:layer="layout" svg:x1="9.425cm" svg:y1="5.975cm" svg:x2="9.425cm" svg:y2="4.384cm">
          <text:p/>
        </draw:line>
        <draw:line draw:style-name="gr3" draw:text-style-name="P2" draw:layer="layout" svg:x1="2.702cm" svg:y1="3.235cm" svg:x2="2.702cm" svg:y2="1.934cm">
          <text:p/>
        </draw:line>
        <draw:line draw:style-name="gr3" draw:text-style-name="P2" draw:layer="layout" svg:x1="3.024cm" svg:y1="3.248cm" svg:x2="3.024cm" svg:y2="1.7cm">
          <text:p/>
        </draw:line>
        <draw:line draw:style-name="gr3" draw:text-style-name="P2" draw:layer="layout" svg:x1="3.347cm" svg:y1="3.043cm" svg:x2="3.347cm" svg:y2="1.537cm">
          <text:p/>
        </draw:line>
        <draw:line draw:style-name="gr3" draw:text-style-name="P2" draw:layer="layout" svg:x1="3.67cm" svg:y1="3.31cm" svg:x2="3.67cm" svg:y2="1.636cm">
          <text:p/>
        </draw:line>
        <draw:line draw:style-name="gr3" draw:text-style-name="P2" draw:layer="layout" svg:x1="3.993cm" svg:y1="3.463cm" svg:x2="3.993cm" svg:y2="1.748cm">
          <text:p/>
        </draw:line>
        <draw:line draw:style-name="gr3" draw:text-style-name="P2" draw:layer="layout" svg:x1="4.316cm" svg:y1="3.879cm" svg:x2="4.316cm" svg:y2="1.734cm">
          <text:p/>
        </draw:line>
        <draw:line draw:style-name="gr3" draw:text-style-name="P2" draw:layer="layout" svg:x1="5.606cm" svg:y1="3.524cm" svg:x2="5.606cm" svg:y2="2.446cm">
          <text:p/>
        </draw:line>
        <draw:line draw:style-name="gr3" draw:text-style-name="P2" draw:layer="layout" svg:x1="6.897cm" svg:y1="4.204cm" svg:x2="6.897cm" svg:y2="2.579cm">
          <text:p/>
        </draw:line>
        <draw:line draw:style-name="gr3" draw:text-style-name="P2" draw:layer="layout" svg:x1="7.22cm" svg:y1="4.357cm" svg:x2="7.22cm" svg:y2="2.548cm">
          <text:p/>
        </draw:line>
        <draw:line draw:style-name="gr3" draw:text-style-name="P2" draw:layer="layout" svg:x1="7.543cm" svg:y1="4.317cm" svg:x2="7.543cm" svg:y2="2.819cm">
          <text:p/>
        </draw:line>
        <draw:line draw:style-name="gr3" draw:text-style-name="P2" draw:layer="layout" svg:x1="7.866cm" svg:y1="4.93cm" svg:x2="7.866cm" svg:y2="2.622cm">
          <text:p/>
        </draw:line>
        <draw:line draw:style-name="gr3" draw:text-style-name="P2" draw:layer="layout" svg:x1="9.48cm" svg:y1="5.668cm" svg:x2="9.48cm" svg:y2="2.137cm">
          <text:p/>
        </draw:line>
        <draw:line draw:style-name="gr4" draw:text-style-name="P2" draw:layer="layout" svg:x1="2.755cm" svg:y1="3.45cm" svg:x2="2.755cm" svg:y2="1.889cm">
          <text:p/>
        </draw:line>
        <draw:line draw:style-name="gr4" draw:text-style-name="P2" draw:layer="layout" svg:x1="3.078cm" svg:y1="3.278cm" svg:x2="3.078cm" svg:y2="1.932cm">
          <text:p/>
        </draw:line>
        <draw:line draw:style-name="gr4" draw:text-style-name="P2" draw:layer="layout" svg:x1="3.401cm" svg:y1="3.41cm" svg:x2="3.401cm" svg:y2="1.855cm">
          <text:p/>
        </draw:line>
        <draw:line draw:style-name="gr4" draw:text-style-name="P2" draw:layer="layout" svg:x1="3.725cm" svg:y1="3.982cm" svg:x2="3.725cm" svg:y2="1.925cm">
          <text:p/>
        </draw:line>
        <draw:line draw:style-name="gr4" draw:text-style-name="P2" draw:layer="layout" svg:x1="4.047cm" svg:y1="4.028cm" svg:x2="4.047cm" svg:y2="1.973cm">
          <text:p/>
        </draw:line>
        <draw:line draw:style-name="gr4" draw:text-style-name="P2" draw:layer="layout" svg:x1="4.369cm" svg:y1="4.17cm" svg:x2="4.369cm" svg:y2="2.043cm">
          <text:p/>
        </draw:line>
        <draw:line draw:style-name="gr4" draw:text-style-name="P2" draw:layer="layout" svg:x1="5.661cm" svg:y1="4.355cm" svg:x2="5.661cm" svg:y2="2.206cm">
          <text:p/>
        </draw:line>
        <draw:line draw:style-name="gr4" draw:text-style-name="P2" draw:layer="layout" svg:x1="6.951cm" svg:y1="4.441cm" svg:x2="6.951cm" svg:y2="2.662cm">
          <text:p/>
        </draw:line>
        <draw:line draw:style-name="gr4" draw:text-style-name="P2" draw:layer="layout" svg:x1="7.275cm" svg:y1="4.412cm" svg:x2="7.275cm" svg:y2="2.483cm">
          <text:p/>
        </draw:line>
        <draw:line draw:style-name="gr4" draw:text-style-name="P2" draw:layer="layout" svg:x1="7.596cm" svg:y1="4.928cm" svg:x2="7.596cm" svg:y2="2.506cm">
          <text:p/>
        </draw:line>
        <draw:line draw:style-name="gr4" draw:text-style-name="P2" draw:layer="layout" svg:x1="7.919cm" svg:y1="4.68cm" svg:x2="7.919cm" svg:y2="2.414cm">
          <text:p/>
        </draw:line>
        <draw:line draw:style-name="gr4" draw:text-style-name="P2" draw:layer="layout" svg:x1="9.534cm" svg:y1="5.029cm" svg:x2="9.534cm" svg:y2="1.985cm">
          <text:p/>
        </draw:line>
        <draw:path draw:style-name="gr5" draw:text-style-name="P3" draw:layer="layout" svg:width="0.081cm" svg:height="0.082cm" svg:x="2.608cm" svg:y="2.662cm" svg:viewBox="0 0 82 83" svg:d="M82 41c0 55-82 55-82 0s82-55 82 0z">
          <text:p/>
        </draw:path>
        <draw:path draw:style-name="gr5" draw:text-style-name="P3" draw:layer="layout" svg:width="0.081cm" svg:height="0.082cm" svg:x="2.931cm" svg:y="2.423cm" svg:viewBox="0 0 82 83" svg:d="M82 41c0 55-82 55-82 0s82-55 82 0z">
          <text:p/>
        </draw:path>
        <draw:path draw:style-name="gr5" draw:text-style-name="P3" draw:layer="layout" svg:width="0.081cm" svg:height="0.081cm" svg:x="3.254cm" svg:y="2.316cm" svg:viewBox="0 0 82 82" svg:d="M82 41c0 55-82 55-82 0s82-55 82 0z">
          <text:p/>
        </draw:path>
        <draw:path draw:style-name="gr5" draw:text-style-name="P3" draw:layer="layout" svg:width="0.081cm" svg:height="0.082cm" svg:x="3.577cm" svg:y="2.827cm" svg:viewBox="0 0 82 83" svg:d="M82 41c0 55-82 55-82 0s82-55 82 0z">
          <text:p/>
        </draw:path>
        <draw:path draw:style-name="gr5" draw:text-style-name="P3" draw:layer="layout" svg:width="0.081cm" svg:height="0.081cm" svg:x="3.9cm" svg:y="3.14cm" svg:viewBox="0 0 82 82" svg:d="M82 42c0 53-82 53-82 0 0-56 82-56 82 0z">
          <text:p/>
        </draw:path>
        <draw:path draw:style-name="gr5" draw:text-style-name="P3" draw:layer="layout" svg:width="0.081cm" svg:height="0.08cm" svg:x="4.221cm" svg:y="3.271cm" svg:viewBox="0 0 82 81" svg:d="M82 42c0 52-82 52-82 0 0-56 82-56 82 0z">
          <text:p/>
        </draw:path>
        <draw:path draw:style-name="gr5" draw:text-style-name="P3" draw:layer="layout" svg:width="0.082cm" svg:height="0.081cm" svg:x="5.512cm" svg:y="4.151cm" svg:viewBox="0 0 83 82" svg:d="M83 41c0 54-83 54-83 0 0-55 83-55 83 0z">
          <text:p/>
        </draw:path>
        <draw:path draw:style-name="gr5" draw:text-style-name="P3" draw:layer="layout" svg:width="0.081cm" svg:height="0.082cm" svg:x="6.804cm" svg:y="4.487cm" svg:viewBox="0 0 82 83" svg:d="M82 41c0 56-82 56-82 0 0-55 82-55 82 0z">
          <text:p/>
        </draw:path>
        <draw:path draw:style-name="gr5" draw:text-style-name="P3" draw:layer="layout" svg:width="0.081cm" svg:height="0.081cm" svg:x="7.127cm" svg:y="4.275cm" svg:viewBox="0 0 82 82" svg:d="M82 40c0 56-82 56-82 0 0-53 82-53 82 0z">
          <text:p/>
        </draw:path>
        <draw:path draw:style-name="gr5" draw:text-style-name="P3" draw:layer="layout" svg:width="0.081cm" svg:height="0.08cm" svg:x="7.45cm" svg:y="4.209cm" svg:viewBox="0 0 82 81" svg:d="M82 40c0 55-82 55-82 0 0-53 82-53 82 0z">
          <text:p/>
        </draw:path>
        <draw:path draw:style-name="gr5" draw:text-style-name="P3" draw:layer="layout" svg:width="0.083cm" svg:height="0.082cm" svg:x="7.771cm" svg:y="4.34cm" svg:viewBox="0 0 84 83" svg:d="M84 41c0 56-84 56-84 0 0-55 84-55 84 0z">
          <text:p/>
        </draw:path>
        <draw:path draw:style-name="gr5" draw:text-style-name="P3" draw:layer="layout" svg:width="0.081cm" svg:height="0.082cm" svg:x="9.385cm" svg:y="5.139cm" svg:viewBox="0 0 82 83" svg:d="M82 41c0 55-82 55-82 0s82-55 82 0z">
          <text:p/>
        </draw:path>
        <draw:path draw:style-name="gr6" draw:text-style-name="P4" draw:layer="layout" svg:width="0.082cm" svg:height="0.081cm" svg:x="2.662cm" svg:y="2.545cm" svg:viewBox="0 0 83 82" svg:d="M83 41c0 54-83 54-83 0 0-55 83-55 83 0z">
          <text:p/>
        </draw:path>
        <draw:path draw:style-name="gr6" draw:text-style-name="P4" draw:layer="layout" svg:width="0.081cm" svg:height="0.081cm" svg:x="2.985cm" svg:y="2.433cm" svg:viewBox="0 0 82 82" svg:d="M82 42c0 53-82 53-82 0 0-56 82-56 82 0z">
          <text:p/>
        </draw:path>
        <draw:path draw:style-name="gr6" draw:text-style-name="P4" draw:layer="layout" svg:width="0.081cm" svg:height="0.082cm" svg:x="3.308cm" svg:y="2.249cm" svg:viewBox="0 0 82 83" svg:d="M82 42c0 54-82 54-82 0 0-56 82-56 82 0z">
          <text:p/>
        </draw:path>
        <draw:path draw:style-name="gr6" draw:text-style-name="P4" draw:layer="layout" svg:width="0.081cm" svg:height="0.08cm" svg:x="3.63cm" svg:y="2.434cm" svg:viewBox="0 0 82 81" svg:d="M82 39c0 56-82 56-82 0 0-52 82-52 82 0z">
          <text:p/>
        </draw:path>
        <draw:path draw:style-name="gr6" draw:text-style-name="P4" draw:layer="layout" svg:width="0.08cm" svg:height="0.082cm" svg:x="3.953cm" svg:y="2.566cm" svg:viewBox="0 0 81 83" svg:d="M81 41c0 55-81 55-81 0s81-55 81 0z">
          <text:p/>
        </draw:path>
        <draw:path draw:style-name="gr6" draw:text-style-name="P4" draw:layer="layout" svg:width="0.081cm" svg:height="0.082cm" svg:x="4.276cm" svg:y="2.766cm" svg:viewBox="0 0 82 83" svg:d="M82 41c0 55-82 55-82 0s82-55 82 0z">
          <text:p/>
        </draw:path>
        <draw:path draw:style-name="gr6" draw:text-style-name="P4" draw:layer="layout" svg:width="0.081cm" svg:height="0.081cm" svg:x="5.566cm" svg:y="2.944cm" svg:viewBox="0 0 82 82" svg:d="M82 42c0 53-82 53-82 0 0-56 82-56 82 0z">
          <text:p/>
        </draw:path>
        <draw:path draw:style-name="gr6" draw:text-style-name="P4" draw:layer="layout" svg:width="0.082cm" svg:height="0.081cm" svg:x="6.857cm" svg:y="3.351cm" svg:viewBox="0 0 83 82" svg:d="M83 42c0 53-83 53-83 0 0-56 83-56 83 0z">
          <text:p/>
        </draw:path>
        <draw:path draw:style-name="gr6" draw:text-style-name="P4" draw:layer="layout" svg:width="0.081cm" svg:height="0.081cm" svg:x="7.18cm" svg:y="3.412cm" svg:viewBox="0 0 82 82" svg:d="M82 41c0 55-82 55-82 0s82-55 82 0z">
          <text:p/>
        </draw:path>
        <draw:path draw:style-name="gr6" draw:text-style-name="P4" draw:layer="layout" svg:width="0.081cm" svg:height="0.081cm" svg:x="7.503cm" svg:y="3.527cm" svg:viewBox="0 0 82 82" svg:d="M82 41c0 55-82 55-82 0s82-55 82 0z">
          <text:p/>
        </draw:path>
        <draw:path draw:style-name="gr6" draw:text-style-name="P4" draw:layer="layout" svg:width="0.081cm" svg:height="0.082cm" svg:x="7.826cm" svg:y="3.736cm" svg:viewBox="0 0 82 83" svg:d="M82 41c0 55-82 55-82 0s82-55 82 0z">
          <text:p/>
        </draw:path>
        <draw:path draw:style-name="gr6" draw:text-style-name="P4" draw:layer="layout" svg:width="0.08cm" svg:height="0.082cm" svg:x="9.44cm" svg:y="3.862cm" svg:viewBox="0 0 81 83" svg:d="M81 41c0 55-81 55-81 0s81-55 81 0z">
          <text:p/>
        </draw:path>
        <draw:path draw:style-name="gr7" draw:text-style-name="P5" draw:layer="layout" svg:width="0.081cm" svg:height="0.081cm" svg:x="2.715cm" svg:y="2.629cm" svg:viewBox="0 0 82 82" svg:d="M82 41c0 54-82 54-82 0 0-55 82-55 82 0z">
          <text:p/>
        </draw:path>
        <draw:path draw:style-name="gr7" draw:text-style-name="P5" draw:layer="layout" svg:width="0.081cm" svg:height="0.081cm" svg:x="3.038cm" svg:y="2.564cm" svg:viewBox="0 0 82 82" svg:d="M82 41c0 54-82 54-82 0 0-55 82-55 82 0z">
          <text:p/>
        </draw:path>
        <draw:path draw:style-name="gr7" draw:text-style-name="P5" draw:layer="layout" svg:width="0.081cm" svg:height="0.081cm" svg:x="3.361cm" svg:y="2.593cm" svg:viewBox="0 0 82 82" svg:d="M82 41c0 54-82 54-82 0 0-55 82-55 82 0z">
          <text:p/>
        </draw:path>
        <draw:path draw:style-name="gr7" draw:text-style-name="P5" draw:layer="layout" svg:width="0.081cm" svg:height="0.081cm" svg:x="3.684cm" svg:y="2.912cm" svg:viewBox="0 0 82 82" svg:d="M82 42c0 53-82 53-82 0 0-56 82-56 82 0z">
          <text:p/>
        </draw:path>
        <draw:path draw:style-name="gr7" draw:text-style-name="P5" draw:layer="layout" svg:width="0.081cm" svg:height="0.081cm" svg:x="4.007cm" svg:y="2.96cm" svg:viewBox="0 0 82 82" svg:d="M82 41c0 55-82 55-82 0s82-55 82 0z">
          <text:p/>
        </draw:path>
        <draw:path draw:style-name="gr7" draw:text-style-name="P5" draw:layer="layout" svg:width="0.081cm" svg:height="0.082cm" svg:x="4.33cm" svg:y="3.066cm" svg:viewBox="0 0 82 83" svg:d="M82 42c0 54-82 54-82 0 0-56 82-56 82 0z">
          <text:p/>
        </draw:path>
        <draw:path draw:style-name="gr7" draw:text-style-name="P5" draw:layer="layout" svg:width="0.081cm" svg:height="0.081cm" svg:x="5.621cm" svg:y="3.241cm" svg:viewBox="0 0 82 82" svg:d="M82 40c0 56-82 56-82 0 0-53 82-53 82 0z">
          <text:p/>
        </draw:path>
        <draw:path draw:style-name="gr7" draw:text-style-name="P5" draw:layer="layout" svg:width="0.081cm" svg:height="0.082cm" svg:x="6.911cm" svg:y="3.511cm" svg:viewBox="0 0 82 83" svg:d="M82 41c0 55-82 55-82 0s82-55 82 0z">
          <text:p/>
        </draw:path>
        <draw:path draw:style-name="gr7" draw:text-style-name="P5" draw:layer="layout" svg:width="0.081cm" svg:height="0.081cm" svg:x="7.234cm" svg:y="3.407cm" svg:viewBox="0 0 82 82" svg:d="M82 41c0 55-82 55-82 0s82-55 82 0z">
          <text:p/>
        </draw:path>
        <draw:path draw:style-name="gr7" draw:text-style-name="P5" draw:layer="layout" svg:width="0.081cm" svg:height="0.08cm" svg:x="7.557cm" svg:y="3.677cm" svg:viewBox="0 0 82 81" svg:d="M82 41c0 54-82 54-82 0 0-55 82-55 82 0z">
          <text:p/>
        </draw:path>
        <draw:path draw:style-name="gr7" draw:text-style-name="P5" draw:layer="layout" svg:width="0.081cm" svg:height="0.081cm" svg:x="7.88cm" svg:y="3.507cm" svg:viewBox="0 0 82 82" svg:d="M82 41c0 54-82 54-82 0 0-55 82-55 82 0z">
          <text:p/>
        </draw:path>
        <draw:path draw:style-name="gr7" draw:text-style-name="P5" draw:layer="layout" svg:width="0.081cm" svg:height="0.082cm" svg:x="9.494cm" svg:y="3.466cm" svg:viewBox="0 0 82 83" svg:d="M82 42c0 54-82 54-82 0 0-56 82-56 82 0z">
          <text:p/>
        </draw:path>
        <draw:polygon draw:style-name="gr8" draw:text-style-name="P6" draw:layer="layout" svg:width="9.038cm" svg:height="3.212cm" svg:x="2.379cm" svg:y="2.118cm" svg:viewBox="0 0 9039 3213" draw:points="0,0 303,136 676,311 720,325 785,355 812,358 956,432 988,444 1031,467 1166,524 1212,552 1253,563 1458,658 1568,722 1622,732 1643,748 1943,886 1969,883 3277,1444 4368,1848 4966,2035 5027,2053 5423,2164 6966,2554 7425,2648 7748,2702 8071,2764 8393,2821 8716,2867 9039,2916 9039,3213 8716,3193 8393,3168 8071,3139 7748,3106 7425,3066 6966,3004 5423,2691 5027,2571 4966,2563 4368,2364 3277,1962 1969,1399 1943,1378 1643,1244 1622,1232 1568,1208 1458,1154 1253,1082 1212,1051 1166,1035 1031,964 988,961 956,944 812,873 785,863 720,835 676,813 303,649 0,531">
          <text:p/>
        </draw:polygon>
        <draw:polyline draw:style-name="gr9" draw:text-style-name="P2" draw:layer="layout" svg:width="9.038cm" svg:height="2.915cm" svg:x="2.379cm" svg:y="2.118cm" svg:viewBox="0 0 9039 2916" draw:points="0,0 303,136 676,311 720,325 785,355 812,358 956,432 988,444 1031,467 1166,524 1212,552 1253,563 1458,658 1568,722 1622,732 1643,748 1943,886 1969,883 3277,1444 4368,1848 4966,2035 5027,2053 5423,2166 6966,2556 7425,2648 7748,2702 8071,2764 8393,2821 8716,2867 9039,2916">
          <text:p/>
        </draw:polyline>
        <draw:polyline draw:style-name="gr9" draw:text-style-name="P2" draw:layer="layout" svg:width="9.038cm" svg:height="2.681cm" svg:x="2.379cm" svg:y="2.649cm" svg:viewBox="0 0 9039 2682" draw:points="9039,2682 8716,2662 8393,2637 8071,2608 7748,2575 7425,2535 6966,2473 5423,2160 5027,2042 4966,2033 4368,1836 3277,1433 1969,868 1943,847 1643,713 1622,701 1568,677 1458,623 1253,551 1212,520 1166,504 1031,433 988,430 956,413 812,342 785,332 720,304 676,282 303,118 0,0">
          <text:p/>
        </draw:polyline>
        <draw:polygon draw:style-name="gr10" draw:text-style-name="P7" draw:layer="layout" svg:width="9.038cm" svg:height="2.789cm" svg:x="2.379cm" svg:y="2.073cm" svg:viewBox="0 0 9039 2790" draw:points="0,0 303,86 676,188 720,201 785,218 812,226 956,266 988,276 1031,288 1166,321 1212,338 1253,347 1458,406 1568,433 1622,438 1643,449 1943,525 1969,536 3277,810 4368,995 4966,1095 5027,1104 5423,1169 6966,1397 7425,1456 7748,1507 8071,1555 8393,1603 8716,1631 9039,1682 9039,2790 8716,2732 8393,2669 8071,2608 7748,2552 7425,2480 6966,2361 5423,1963 5027,1851 4966,1822 4368,1649 3277,1306 1969,937 1943,927 1643,851 1622,843 1568,827 1458,806 1253,764 1212,748 1166,741 1031,703 988,697 956,686 812,668 785,664 720,646 676,639 303,571 0,517">
          <text:p/>
        </draw:polygon>
        <draw:polyline draw:style-name="gr11" draw:text-style-name="P2" draw:layer="layout" svg:width="9.038cm" svg:height="1.683cm" svg:x="2.379cm" svg:y="2.073cm" svg:viewBox="0 0 9039 1684" draw:points="0,0 303,86 676,188 720,201 785,218 812,226 956,266 988,276 1031,288 1166,321 1212,338 1253,347 1458,408 1568,435 1622,440 1643,450 1943,527 1969,538 3277,811 4368,997 4966,1097 5027,1106 5423,1171 6966,1399 7425,1458 7748,1509 8071,1557 8393,1605 8716,1633 9039,1684">
          <text:p/>
        </draw:polyline>
        <draw:polyline draw:style-name="gr11" draw:text-style-name="P2" draw:layer="layout" svg:width="9.038cm" svg:height="2.272cm" svg:x="2.379cm" svg:y="2.59cm" svg:viewBox="0 0 9039 2273" draw:points="9039,2273 8716,2215 8393,2152 8071,2091 7748,2035 7425,1963 6966,1844 5423,1448 5027,1336 4966,1307 4368,1134 3277,791 1969,420 1943,410 1643,334 1622,326 1568,310 1458,289 1253,247 1212,231 1166,224 1031,186 988,180 956,169 812,151 785,147 720,129 676,122 303,54 0,0">
          <text:p/>
        </draw:polyline>
        <draw:polygon draw:style-name="gr12" draw:text-style-name="P8" draw:layer="layout" svg:width="9.038cm" svg:height="2.316cm" svg:x="2.379cm" svg:y="2.432cm" svg:viewBox="0 0 9039 2317" draw:points="0,0 303,78 676,168 720,168 785,187 812,196 956,223 988,236 1031,243 1166,275 1212,292 1253,291 1458,340 1568,365 1622,370 1643,379 1943,432 1969,440 3277,627 4368,742 4966,789 5027,793 5423,828 6966,949 7425,985 7748,1005 8071,1029 8393,1051 9039,1101 9039,2317 8716,2270 8393,2215 8071,2164 7748,2107 7425,2051 6966,1958 5423,1617 5027,1531 4966,1523 4368,1372 3277,1110 1969,812 1943,812 1643,751 1622,746 1568,735 1458,715 1253,685 1212,679 1166,671 1031,652 988,643 956,644 812,621 785,615 720,608 676,607 303,566 0,523">
          <text:p/>
        </draw:polygon>
        <draw:polyline draw:style-name="gr13" draw:text-style-name="P2" draw:layer="layout" svg:width="9.038cm" svg:height="1.1cm" svg:x="2.379cm" svg:y="2.432cm" svg:viewBox="0 0 9039 1101" draw:points="0,0 303,78 676,168 720,168 785,187 812,196 956,226 988,238 1031,246 1166,277 1212,294 1253,293 1458,342 1568,367 1622,373 1643,381 1943,434 1969,442 3277,630 4368,744 4966,791 5027,795 5423,830 6966,949 7425,985 7748,1005 8071,1029 8393,1051 9039,1101">
          <text:p/>
        </draw:polyline>
        <draw:polyline draw:style-name="gr13" draw:text-style-name="P2" draw:layer="layout" svg:width="9.038cm" svg:height="1.793cm" svg:x="2.379cm" svg:y="2.955cm" svg:viewBox="0 0 9039 1794" draw:points="9039,1794 8716,1747 8393,1692 8071,1641 7748,1584 7425,1528 6966,1435 5423,1091 5027,1006 4966,998 4368,847 3277,586 1969,289 1943,289 1643,228 1622,223 1568,212 1458,192 1253,162 1212,156 1166,148 1031,129 988,120 956,121 812,98 785,92 720,85 676,84 303,43 0,0">
          <text:p/>
        </draw:polyline>
        <draw:polyline draw:style-name="gr14" draw:text-style-name="P2" draw:layer="layout" svg:width="9.038cm" svg:height="2.817cm" svg:x="2.379cm" svg:y="2.392cm" svg:viewBox="0 0 9039 2818" draw:points="0,0 303,130 676,294 720,312 785,341 812,352 956,418 988,431 1031,447 1166,511 1212,530 1253,550 1458,638 1568,690 1622,716 1643,723 1943,854 1969,865 3277,1426 4368,1833 4966,2032 5027,2053 5423,2166 6966,2528 7425,2609 7748,2660 8071,2706 8393,2748 8716,2785 9039,2818">
          <text:p/>
        </draw:polyline>
        <draw:polyline draw:style-name="gr15" draw:text-style-name="P2" draw:layer="layout" svg:width="9.038cm" svg:height="2.031cm" svg:x="2.379cm" svg:y="2.335cm" svg:viewBox="0 0 9039 2032" draw:points="0,0 303,70 676,157 720,167 785,186 812,189 956,223 988,233 1031,242 1166,275 1212,286 1253,294 1458,345 1568,371 1622,384 1643,387 1943,462 1969,470 3277,790 4368,1057 4966,1200 5027,1210 5423,1305 6966,1640 7425,1735 7748,1798 8071,1860 8393,1917 8716,1977 9039,2032">
          <text:p/>
        </draw:polyline>
        <draw:polyline draw:style-name="gr16" draw:text-style-name="P2" draw:layer="layout" svg:width="9.038cm" svg:height="1.504cm" svg:x="2.379cm" svg:y="2.704cm" svg:viewBox="0 0 9039 1505" draw:points="0,0 303,55 676,122 720,127 785,140 812,144 956,171 988,176 1031,185 1166,208 1212,218 1253,225 1458,262 1568,282 1622,292 1643,294 1943,350 1969,354 3277,589 4368,780 4966,882 5027,893 5423,962 6966,1207 7425,1277 7748,1325 8071,1372 8393,1417 8716,1461 9039,1505">
          <text:p/>
        </draw:polyline>
        <draw:frame draw:style-name="gr17" draw:text-style-name="P10" draw:layer="layout" svg:width="0.271cm" svg:height="0.306cm" svg:x="2.851cm" svg:y="0.515cm">
          <draw:text-box>
            <text:p text:style-name="P9"><text:span text:style-name="T1">R</text:span></text:p>
          </draw:text-box>
        </draw:frame>
        <draw:polygon draw:style-name="gr18" draw:text-style-name="P11" draw:layer="layout" svg:width="1.486cm" svg:height="4.982cm" svg:x="9.705cm" svg:y="0.4cm" svg:viewBox="0 0 1487 4983" draw:points="0,0 1487,0 1487,4983 0,4983">
          <text:p/>
        </draw:polygon>
        <draw:polygon draw:style-name="gr1" draw:text-style-name="P1" draw:layer="layout" svg:width="0.258cm" svg:height="4.982cm" svg:x="11.191cm" svg:y="0.4cm" svg:viewBox="0 0 259 4983" draw:points="0,0 259,0 259,4983 0,4983">
          <text:p/>
        </draw:polygon>
        <draw:polygon draw:style-name="gr1" draw:text-style-name="P1" draw:layer="layout" svg:width="0.969cm" svg:height="0.756cm" svg:x="8.834cm" svg:y="5.431cm" svg:viewBox="0 0 970 757" draw:points="0,0 970,0 970,757 0,757">
          <text:p/>
        </draw:polygon>
        <draw:polygon draw:style-name="gr19" draw:text-style-name="P12" draw:layer="layout" svg:width="0.237cm" svg:height="0.205cm" svg:x="4.423cm" svg:y="5.456cm" svg:viewBox="0 0 238 206" draw:points="118,0 238,206 0,206">
          <text:p/>
        </draw:polygon>
        <draw:polygon draw:style-name="gr20" draw:text-style-name="P13" draw:layer="layout" svg:width="0.237cm" svg:height="0.205cm" svg:x="9.104cm" svg:y="5.456cm" svg:viewBox="0 0 238 206" draw:points="117,0 238,206 0,206">
          <text:p/>
        </draw:polygon>
        <draw:frame draw:style-name="gr21" draw:text-style-name="P14" draw:layer="layout" svg:width="0.19cm" svg:height="0.217cm" svg:x="3.047cm" svg:y="0.456cm">
          <draw:text-box>
            <text:p text:style-name="P9"><text:span text:style-name="T2">2</text:span></text:p>
          </draw:text-box>
        </draw:frame>
        <draw:polygon draw:style-name="gr22" draw:text-style-name="P15" draw:layer="layout" svg:width="0.237cm" svg:height="0.205cm" svg:x="11.007cm" svg:y="5.456cm" svg:viewBox="0 0 238 206" draw:points="118,0 238,206 0,206">
          <text:p/>
        </draw:polygon>
        <draw:frame draw:style-name="gr17" draw:text-style-name="P10" draw:layer="layout" svg:width="2.627cm" svg:height="0.306cm" svg:x="3.153cm" svg:y="0.515cm">
          <draw:text-box>
            <text:p text:style-name="P9"><text:span text:style-name="T1"><text:s/></text:span><text:span text:style-name="T1">= CI 95% [0.18, 0.27]</text:span></text:p>
          </draw:text-box>
        </draw:frame>
        <draw:line draw:style-name="gr23" draw:text-style-name="P2" draw:layer="layout" svg:x1="2.379cm" svg:y1="5.431cm" svg:x2="2.379cm" svg:y2="0.4cm">
          <text:p/>
        </draw:line>
        <draw:frame draw:style-name="gr24" draw:text-style-name="P16" draw:layer="layout" svg:width="0.616cm" svg:height="0.272cm" svg:x="8.914cm" svg:y="5.738cm">
          <draw:text-box>
            <text:p text:style-name="P9"><text:span text:style-name="T3">SSP2</text:span></text:p>
          </draw:text-box>
        </draw:frame>
        <draw:frame draw:style-name="gr24" draw:text-style-name="P16" draw:layer="layout" svg:width="0.616cm" svg:height="0.272cm" svg:x="10.819cm" svg:y="5.738cm">
          <draw:text-box>
            <text:p text:style-name="P9"><text:span text:style-name="T4">SSP5</text:span></text:p>
          </draw:text-box>
        </draw:frame>
        <draw:frame draw:style-name="gr25" draw:text-style-name="P17" draw:layer="layout" svg:width="0.37cm" svg:height="0.297cm" svg:x="1.839cm" svg:y="5.288cm">
          <draw:text-box>
            <text:p text:style-name="P9"><text:span text:style-name="T5">0.0</text:span></text:p>
          </draw:text-box>
        </draw:frame>
        <draw:frame draw:style-name="gr25" draw:text-style-name="P17" draw:layer="layout" svg:width="0.37cm" svg:height="0.297cm" svg:x="1.839cm" svg:y="4.282cm">
          <draw:text-box>
            <text:p text:style-name="P9"><text:span text:style-name="T5">0.2</text:span></text:p>
          </draw:text-box>
        </draw:frame>
        <draw:frame draw:style-name="gr25" draw:text-style-name="P17" draw:layer="layout" svg:width="0.37cm" svg:height="0.297cm" svg:x="1.839cm" svg:y="3.276cm">
          <draw:text-box>
            <text:p text:style-name="P9"><text:span text:style-name="T5">0.4</text:span></text:p>
          </draw:text-box>
        </draw:frame>
        <draw:frame draw:style-name="gr25" draw:text-style-name="P17" draw:layer="layout" svg:width="0.37cm" svg:height="0.297cm" svg:x="1.839cm" svg:y="2.27cm">
          <draw:text-box>
            <text:p text:style-name="P9"><text:span text:style-name="T5">0.6</text:span></text:p>
          </draw:text-box>
        </draw:frame>
        <draw:line draw:style-name="gr26" draw:text-style-name="P2" draw:layer="layout" svg:x1="2.282cm" svg:y1="5.431cm" svg:x2="2.379cm" svg:y2="5.431cm">
          <text:p/>
        </draw:line>
        <draw:line draw:style-name="gr26" draw:text-style-name="P2" draw:layer="layout" svg:x1="2.282cm" svg:y1="4.425cm" svg:x2="2.379cm" svg:y2="4.425cm">
          <text:p/>
        </draw:line>
        <draw:line draw:style-name="gr26" draw:text-style-name="P2" draw:layer="layout" svg:x1="2.282cm" svg:y1="3.419cm" svg:x2="2.379cm" svg:y2="3.419cm">
          <text:p/>
        </draw:line>
        <draw:line draw:style-name="gr26" draw:text-style-name="P2" draw:layer="layout" svg:x1="2.282cm" svg:y1="2.413cm" svg:x2="2.379cm" svg:y2="2.413cm">
          <text:p/>
        </draw:line>
        <draw:line draw:style-name="gr26" draw:text-style-name="P2" draw:layer="layout" svg:x1="2.282cm" svg:y1="1.407cm" svg:x2="2.379cm" svg:y2="1.407cm">
          <text:p/>
        </draw:line>
        <draw:line draw:style-name="gr26" draw:text-style-name="P2" draw:layer="layout" svg:x1="2.282cm" svg:y1="0.4cm" svg:x2="2.379cm" svg:y2="0.4cm">
          <text:p/>
        </draw:line>
        <draw:line draw:style-name="gr23" draw:text-style-name="P2" draw:layer="layout" svg:x1="2.379cm" svg:y1="5.431cm" svg:x2="11.191cm" svg:y2="5.431cm">
          <text:p/>
        </draw:line>
        <draw:line draw:style-name="gr26" draw:text-style-name="P2" draw:layer="layout" svg:x1="3.347cm" svg:y1="5.528cm" svg:x2="3.347cm" svg:y2="5.431cm">
          <text:p/>
        </draw:line>
        <draw:line draw:style-name="gr26" draw:text-style-name="P2" draw:layer="layout" svg:x1="4.962cm" svg:y1="5.528cm" svg:x2="4.962cm" svg:y2="5.431cm">
          <text:p/>
        </draw:line>
        <draw:line draw:style-name="gr26" draw:text-style-name="P2" draw:layer="layout" svg:x1="6.574cm" svg:y1="5.528cm" svg:x2="6.574cm" svg:y2="5.431cm">
          <text:p/>
        </draw:line>
        <draw:line draw:style-name="gr26" draw:text-style-name="P2" draw:layer="layout" svg:x1="8.189cm" svg:y1="5.528cm" svg:x2="8.189cm" svg:y2="5.431cm">
          <text:p/>
        </draw:line>
        <draw:line draw:style-name="gr26" draw:text-style-name="P2" draw:layer="layout" svg:x1="9.803cm" svg:y1="5.528cm" svg:x2="9.803cm" svg:y2="5.431cm">
          <text:p/>
        </draw:line>
        <draw:frame draw:style-name="gr25" draw:text-style-name="P17" draw:layer="layout" svg:width="0.37cm" svg:height="0.297cm" svg:x="1.839cm" svg:y="1.263cm">
          <draw:text-box>
            <text:p text:style-name="P9"><text:span text:style-name="T5">0.8</text:span></text:p>
          </draw:text-box>
        </draw:frame>
        <draw:frame draw:style-name="gr25" draw:text-style-name="P17" draw:layer="layout" svg:width="0.37cm" svg:height="0.297cm" svg:x="1.839cm" svg:y="0.257cm">
          <draw:text-box>
            <text:p text:style-name="P9"><text:span text:style-name="T5">1.0</text:span></text:p>
          </draw:text-box>
        </draw:frame>
        <draw:frame draw:style-name="gr25" draw:text-style-name="P17" draw:layer="layout" svg:width="0.518cm" svg:height="0.297cm" svg:x="3.091cm" svg:y="5.557cm">
          <draw:text-box>
            <text:p text:style-name="P9"><text:span text:style-name="T5">0.10</text:span></text:p>
          </draw:text-box>
        </draw:frame>
        <draw:frame draw:style-name="gr25" draw:text-style-name="P17" draw:layer="layout" svg:width="0.518cm" svg:height="0.297cm" svg:x="4.704cm" svg:y="5.557cm">
          <draw:text-box>
            <text:p text:style-name="P9"><text:span text:style-name="T5">0.15</text:span></text:p>
          </draw:text-box>
        </draw:frame>
        <draw:frame draw:style-name="gr25" draw:text-style-name="P17" draw:layer="layout" svg:width="0.518cm" svg:height="0.297cm" svg:x="6.318cm" svg:y="5.557cm">
          <draw:text-box>
            <text:p text:style-name="P9"><text:span text:style-name="T5">0.20</text:span></text:p>
          </draw:text-box>
        </draw:frame>
        <draw:frame draw:style-name="gr25" draw:text-style-name="P17" draw:layer="layout" svg:width="0.518cm" svg:height="0.297cm" svg:x="7.932cm" svg:y="5.557cm">
          <draw:text-box>
            <text:p text:style-name="P9"><text:span text:style-name="T5">0.25</text:span></text:p>
          </draw:text-box>
        </draw:frame>
        <draw:frame draw:style-name="gr25" draw:text-style-name="P17" draw:layer="layout" svg:width="0.518cm" svg:height="0.297cm" svg:x="9.546cm" svg:y="5.557cm">
          <draw:text-box>
            <text:p text:style-name="P9"><text:span text:style-name="T5">0.30</text:span></text:p>
          </draw:text-box>
        </draw:frame>
        <draw:frame draw:style-name="gr27" draw:text-style-name="P18" draw:layer="layout" svg:width="3.228cm" svg:height="0.357cm" svg:x="5.357cm" svg:y="5.993cm">
          <draw:text-box>
            <text:p text:style-name="P9"><text:span text:style-name="T6">Dissimilarité climatique</text:span></text:p>
          </draw:text-box>
        </draw:frame>
        <draw:frame draw:style-name="gr27" draw:text-style-name="P18" draw:layer="layout" svg:width="3.389cm" svg:height="0.357cm" draw:transform="rotate (1.5707963267949) translate (1.393cm 4.707cm)">
          <draw:text-box>
            <text:p text:style-name="P9"><text:span text:style-name="T6">Performance du modèle</text:span></text:p>
          </draw:text-box>
        </draw:frame>
        <draw:polygon draw:style-name="gr1" draw:text-style-name="P1" draw:layer="layout" svg:width="0.518cm" svg:height="0.516cm" svg:x="11.7cm" svg:y="2.1cm" svg:viewBox="0 0 519 517" draw:points="0,0 519,0 519,517 0,517">
          <text:p/>
        </draw:polygon>
        <draw:line draw:style-name="gr28" draw:text-style-name="P2" draw:layer="layout" svg:x1="11.958cm" svg:y1="2.564cm" svg:x2="11.958cm" svg:y2="2.151cm">
          <text:p/>
        </draw:line>
        <draw:path draw:style-name="gr29" draw:text-style-name="P3" draw:layer="layout" svg:width="0.084cm" svg:height="0.084cm" svg:x="11.917cm" svg:y="2.316cm" svg:viewBox="0 0 85 85" svg:d="M85 41c0 58-85 58-85 0 0-55 85-55 85 0z">
          <text:p/>
        </draw:path>
        <draw:polygon draw:style-name="gr8" draw:text-style-name="P6" draw:layer="layout" svg:width="0.476cm" svg:height="0.475cm" svg:x="11.721cm" svg:y="2.121cm" svg:viewBox="0 0 477 476" draw:points="0,0 477,0 477,476 0,476">
          <text:p/>
        </draw:polygon>
        <draw:polygon draw:style-name="gr30" draw:text-style-name="P2" draw:layer="layout" svg:width="0.476cm" svg:height="0.475cm" svg:x="11.721cm" svg:y="2.121cm" svg:viewBox="0 0 477 476" draw:points="0,0 477,0 477,476 0,476">
          <text:p/>
        </draw:polygon>
        <draw:line draw:style-name="gr28" draw:text-style-name="P2" draw:layer="layout" svg:x1="11.752cm" svg:y1="2.357cm" svg:x2="12.165cm" svg:y2="2.357cm">
          <text:p/>
        </draw:line>
        <draw:polygon draw:style-name="gr1" draw:text-style-name="P1" draw:layer="layout" svg:width="0.518cm" svg:height="0.517cm" svg:x="11.7cm" svg:y="3.117cm" svg:viewBox="0 0 519 518" draw:points="0,0 519,0 519,518 0,518">
          <text:p/>
        </draw:polygon>
        <draw:line draw:style-name="gr31" draw:text-style-name="P2" draw:layer="layout" svg:x1="11.958cm" svg:y1="3.582cm" svg:x2="11.958cm" svg:y2="3.169cm">
          <text:p/>
        </draw:line>
        <draw:path draw:style-name="gr32" draw:text-style-name="P4" draw:layer="layout" svg:width="0.084cm" svg:height="0.085cm" svg:x="11.917cm" svg:y="3.333cm" svg:viewBox="0 0 85 86" svg:d="M85 42c0 59-85 59-85 0 0-56 85-56 85 0z">
          <text:p/>
        </draw:path>
        <draw:polygon draw:style-name="gr10" draw:text-style-name="P7" draw:layer="layout" svg:width="0.476cm" svg:height="0.475cm" svg:x="11.721cm" svg:y="3.139cm" svg:viewBox="0 0 477 476" draw:points="0,0 477,0 477,476 0,476">
          <text:p/>
        </draw:polygon>
        <draw:polygon draw:style-name="gr33" draw:text-style-name="P2" draw:layer="layout" svg:width="0.476cm" svg:height="0.475cm" svg:x="11.721cm" svg:y="3.139cm" svg:viewBox="0 0 477 476" draw:points="0,0 477,0 477,476 0,476">
          <text:p/>
        </draw:polygon>
        <draw:line draw:style-name="gr31" draw:text-style-name="P2" draw:layer="layout" svg:x1="11.752cm" svg:y1="3.374cm" svg:x2="12.165cm" svg:y2="3.374cm">
          <text:p/>
        </draw:line>
        <draw:frame draw:style-name="gr27" draw:text-style-name="P19" draw:layer="layout" svg:width="0.933cm" svg:height="0.357cm" svg:x="12.353cm" svg:y="2.17cm">
          <draw:text-box>
            <text:p text:style-name="P9"><text:span text:style-name="T6">CSDM</text:span></text:p>
          </draw:text-box>
        </draw:frame>
        <draw:polygon draw:style-name="gr1" draw:text-style-name="P1" draw:layer="layout" svg:width="0.519cm" svg:height="0.516cm" svg:x="11.68cm" svg:y="4.1cm" svg:viewBox="0 0 520 517" draw:points="0,0 520,0 520,517 0,517">
          <text:p/>
        </draw:polygon>
        <draw:line draw:style-name="gr34" draw:text-style-name="P2" draw:layer="layout" svg:x1="11.938cm" svg:y1="4.562cm" svg:x2="11.938cm" svg:y2="4.151cm">
          <text:p/>
        </draw:line>
        <draw:path draw:style-name="gr35" draw:text-style-name="P5" draw:layer="layout" svg:width="0.084cm" svg:height="0.084cm" svg:x="11.897cm" svg:y="4.316cm" svg:viewBox="0 0 85 85" svg:d="M85 41c0 58-85 58-85 0 0-55 85-55 85 0z">
          <text:p/>
        </draw:path>
        <draw:polygon draw:style-name="gr12" draw:text-style-name="P8" draw:layer="layout" svg:width="0.476cm" svg:height="0.475cm" svg:x="11.701cm" svg:y="4.121cm" svg:viewBox="0 0 477 476" draw:points="0,0 477,0 477,476 0,476">
          <text:p/>
        </draw:polygon>
        <draw:polygon draw:style-name="gr36" draw:text-style-name="P2" draw:layer="layout" svg:width="0.476cm" svg:height="0.475cm" svg:x="11.701cm" svg:y="4.121cm" svg:viewBox="0 0 477 476" draw:points="0,0 477,0 477,476 0,476">
          <text:p/>
        </draw:polygon>
        <draw:line draw:style-name="gr34" draw:text-style-name="P2" draw:layer="layout" svg:x1="11.732cm" svg:y1="4.357cm" svg:x2="12.145cm" svg:y2="4.357cm">
          <text:p/>
        </draw:line>
        <draw:frame draw:style-name="gr27" draw:text-style-name="P19" draw:layer="layout" svg:width="1.623cm" svg:height="0.357cm" svg:x="12.353cm" svg:y="3.2cm">
          <draw:text-box>
            <text:p text:style-name="P9"><text:span text:style-name="T6">PEM ajusté</text:span></text:p>
          </draw:text-box>
        </draw:frame>
        <draw:frame draw:style-name="gr27" draw:text-style-name="P19" draw:layer="layout" svg:width="0.688cm" svg:height="0.357cm" svg:x="12.353cm" svg:y="4.15cm">
          <draw:text-box>
            <text:p text:style-name="P9"><text:span text:style-name="T6">PEM</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stroke-dash197" draw:style="rect" draw:dots1="1" draw:dots1-length="0.119cm" draw:distance="0.119cm"/>
    <draw:stroke-dash draw:name="stroke-dash46" draw:style="rect" draw:dots1="1" draw:dots1-length="0.111cm" draw:distance="0.08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5cm" fo:page-height="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7-13T17:34:40.559000000</meta:creation-date>
    <dc:date>2024-07-13T18:28:20.261000000</dc:date>
    <dc:creator>Victor Van der Meersch</dc:creator>
    <meta:editing-duration>PT53M39S</meta:editing-duration>
    <meta:editing-cycles>2</meta:editing-cycles>
    <meta:generator>LibreOffice/24.2.0.3$Windows_X86_64 LibreOffice_project/da48488a73ddd66ea24cf16bbc4f7b9c08e9bea1</meta:generator>
    <meta:print-date>2024-07-13T17:39:05.816000000</meta:print-date>
    <meta:printed-by>Fichiers PDF: Victor Van der Meersch</meta:printed-by>
    <meta:document-statistic meta:object-count="143"/>
  </office:meta>
</office:document-meta>
</file>